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P id</text:p>
          </table:table-cell>
          <table:table-cell office:value-type="string" calcext:value-type="string">
            <text:p>Survived</text:p>
          </table:table-cell>
          <table:table-cell office:value-type="string" calcext:value-type="string">
            <text:p>P clas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Sib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Fare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Embark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ldy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/5 21171</text:p>
          </table:table-cell>
          <table:table-cell office:value-type="float" office:value="7250" calcext:value-type="float">
            <text:p>725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bani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99</text:p>
          </table:table-cell>
          <table:table-cell office:value-type="float" office:value="712833" calcext:value-type="float">
            <text:p>712833</text:p>
          </table:table-cell>
          <table:table-cell office:value-type="string" calcext:value-type="string">
            <text:p>C8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ita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N/02,2101282</text:p>
          </table:table-cell>
          <table:table-cell office:value-type="float" office:value="79250" calcext:value-type="float">
            <text:p>7925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itty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13803" calcext:value-type="float">
            <text:p>113803</text:p>
          </table:table-cell>
          <table:table-cell office:value-type="float" office:value="53100" calcext:value-type="float">
            <text:p>53100</text:p>
          </table:table-cell>
          <table:table-cell office:value-type="string" calcext:value-type="string">
            <text:p>C12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ugank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73450" calcext:value-type="float">
            <text:p>373450</text:p>
          </table:table-cell>
          <table:table-cell office:value-type="float" office:value="80500" calcext:value-type="float">
            <text:p>8050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kita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0877" calcext:value-type="float">
            <text:p>330877</text:p>
          </table:table-cell>
          <table:table-cell office:value-type="float" office:value="84583" calcext:value-type="float">
            <text:p>84583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epali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7463" calcext:value-type="float">
            <text:p>17463</text:p>
          </table:table-cell>
          <table:table-cell office:value-type="float" office:value="518625" calcext:value-type="float">
            <text:p>518625</text:p>
          </table:table-cell>
          <table:table-cell office:value-type="string" calcext:value-type="string">
            <text:p>E4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dhsumita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49909" calcext:value-type="float">
            <text:p>349909</text:p>
          </table:table-cell>
          <table:table-cell office:value-type="float" office:value="21075" calcext:value-type="float">
            <text:p>210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nisha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47742" calcext:value-type="float">
            <text:p>347742</text:p>
          </table:table-cell>
          <table:table-cell office:value-type="float" office:value="111333" calcext:value-type="float">
            <text:p>1113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nkhuri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37736" calcext:value-type="float">
            <text:p>237736</text:p>
          </table:table-cell>
          <table:table-cell office:value-type="float" office:value="300708" calcext:value-type="float">
            <text:p>3007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havna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P 9549</text:p>
          </table:table-cell>
          <table:table-cell office:value-type="float" office:value="167000" calcext:value-type="float">
            <text:p>167000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anu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13783" calcext:value-type="float">
            <text:p>113783</text:p>
          </table:table-cell>
          <table:table-cell office:value-type="float" office:value="265500" calcext:value-type="float">
            <text:p>265500</text:p>
          </table:table-cell>
          <table:table-cell office:value-type="string" calcext:value-type="string">
            <text:p>C10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jesh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5 2151</text:p>
          </table:table-cell>
          <table:table-cell office:value-type="float" office:value="80500" calcext:value-type="float">
            <text:p>8050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jli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2750" calcext:value-type="float">
            <text:p>31275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yshree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50460" calcext:value-type="float">
            <text:p>350460</text:p>
          </table:table-cell>
          <table:table-cell office:value-type="float" office:value="78542" calcext:value-type="float">
            <text:p>7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knath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34087" calcext:value-type="float">
            <text:p>34087</text:p>
          </table:table-cell>
          <table:table-cell office:value-type="float" office:value="80033" calcext:value-type="float">
            <text:p>800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epali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88800" calcext:value-type="float">
            <text:p>88800</text:p>
          </table:table-cell>
          <table:table-cell office:value-type="float" office:value="60739" calcext:value-type="float">
            <text:p>60739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ham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2189" calcext:value-type="float">
            <text:p>32189</text:p>
          </table:table-cell>
          <table:table-cell office:value-type="float" office:value="78902" calcext:value-type="float">
            <text:p>7890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/5 21178</text:p>
          </table:table-cell>
          <table:table-cell office:value-type="float" office:value="239860" calcext:value-type="float">
            <text:p>23986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meer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 17856</text:p>
          </table:table-cell>
          <table:table-cell office:value-type="float" office:value="107845" calcext:value-type="float">
            <text:p>107845</text:p>
          </table:table-cell>
          <table:table-cell office:value-type="string" calcext:value-type="string">
            <text:p>C8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abin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/C43789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C89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rugank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94523" calcext:value-type="float">
            <text:p>894523</text:p>
          </table:table-cell>
          <table:table-cell office:value-type="float" office:value="20000" calcext:value-type="float">
            <text:p>2000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hul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897609" calcext:value-type="float">
            <text:p>897609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iranjeeb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K89452</text:p>
          </table:table-cell>
          <table:table-cell office:value-type="float" office:value="23000" calcext:value-type="float">
            <text:p>2300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psita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/C43783</text:p>
          </table:table-cell>
          <table:table-cell office:value-type="float" office:value="34000" calcext:value-type="float">
            <text:p>34000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pit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25083" calcext:value-type="float">
            <text:p>25083</text:p>
          </table:table-cell>
          <table:table-cell office:value-type="float" office:value="38567" calcext:value-type="float">
            <text:p>3856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mrita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578921" calcext:value-type="float">
            <text:p>578921</text:p>
          </table:table-cell>
          <table:table-cell office:value-type="float" office:value="18987" calcext:value-type="float">
            <text:p>18987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yal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785623" calcext:value-type="float">
            <text:p>785623</text:p>
          </table:table-cell>
          <table:table-cell office:value-type="float" office:value="23895" calcext:value-type="float">
            <text:p>2389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pita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P8834</text:p>
          </table:table-cell>
          <table:table-cell office:value-type="float" office:value="56987" calcext:value-type="float">
            <text:p>56987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tan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C 17589</text:p>
          </table:table-cell>
          <table:table-cell office:value-type="float" office:value="34578" calcext:value-type="float">
            <text:p>34578</text:p>
          </table:table-cell>
          <table:table-cell/>
          <table:table-cell office:value-type="string" calcext:value-type="string">
            <text:p>Q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8">00/00/0000</text:date>, <text:time style:data-style-name="N2" text:time-value="16:58:37.5409234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7T20:33:54.090932698</meta:creation-date>
    <meta:generator>LibreOffice/5.1.6.2$Linux_X86_64 LibreOffice_project/10m0$Build-2</meta:generator>
    <dc:date>2020-04-18T17:07:44.177140321</dc:date>
    <meta:editing-duration>PT1H10M38S</meta:editing-duration>
    <meta:editing-cycles>16</meta:editing-cycles>
    <meta:document-statistic meta:table-count="1" meta:cell-count="317" meta:object-count="0"/>
  </office:meta>
</office:document-meta>
</file>